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Klasy.$A$1" table:cell-range-address="$Klasy.$A$1"/>
        <table:named-range table:name="Klasy" table:base-cell-address="$Egzaminy.$A$1" table:cell-range-address="$Egzaminy.$A$1"/>
      </table:named-expressions>
      <table:database-ranges>
        <table:database-range table:name="__Anonymous_Sheet_DB__0" table:target-range-address="Uczniowie.A1:Uczniowie.I166">
          <table:sort table:target-range-address="Klasy.A1">
            <table:sort-by table:field-number="7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Egzaminy.A1:Egzaminy.I166">
          <table:sort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3" table:target-range-address="Klasy.A1:Klasy.I166">
          <table:sort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 table:target-range-address="Klasy.A1"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 table:target-range-address="Klasy.A1"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30.2982052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27:42.462589357</dc:date>
    <meta:generator>LibreOffice/5.4.2.2$Linux_X86_64 LibreOffice_project/40m0$Build-2</meta:generator>
    <meta:editing-duration>PT3M29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